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005cm" fo:min-width="9.34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5.148cm" fo:min-width="7.43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5cm" fo:min-width="8.07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7.37cm" fo:min-width="9.34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843cm" svg:height="8.255cm" svg:x="14.335cm" svg:y="13.065cm">
          <text:p text:style-name="P1">Songplays</text:p>
          <text:p text:style-name="P1"/>
          <text:p text:style-name="P2">&lt;pk&gt; songplay_id: <text:tab/>BIGINT</text:p>
          <text:p text:style-name="P2">&lt;fk&gt; time_id: <text:tab/><text:tab/>BIGINT</text:p>
          <text:p text:style-name="P2">&lt;fk&gt; user_id: <text:tab/><text:tab/>BIGINT</text:p>
          <text:p text:style-name="P2">Level: <text:tab/><text:tab/><text:tab/><text:tab/>TEXT</text:p>
          <text:p text:style-name="P2">&lt;fk&gt; song_id: <text:tab/><text:tab/>TEXT</text:p>
          <text:p text:style-name="P2">&lt;fk&gt; artist_id: <text:tab/><text:tab/>TEXT</text:p>
          <text:p text:style-name="P2">session_id: <text:tab/><text:tab/><text:tab/>INTEGER</text:p>
          <text:p text:style-name="P2">Location: <text:tab/><text:tab/><text:tab/>TEXT</text:p>
          <text:p text:style-name="P2">user_agent: <text:tab/><text:tab/><text:tab/>TEX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938cm" svg:height="5.398cm" svg:x="15.287cm" svg:y="4.492cm">
          <text:p text:style-name="P1">users</text:p>
          <text:p text:style-name="P1"/>
          <text:p text:style-name="P2">&lt;pk&gt; user_id: <text:tab/>BIGINT</text:p>
          <text:p text:style-name="P2">first_name: <text:tab/><text:tab/>TEXT</text:p>
          <text:p text:style-name="P2">last_name: <text:tab/><text:tab/>TEXT</text:p>
          <text:p text:style-name="P2">Gender: <text:tab/><text:tab/><text:tab/>CHAR</text:p>
          <text:p text:style-name="P2">Level: <text:tab/><text:tab/><text:tab/>TEXT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8.573cm" svg:height="5.715cm" svg:x="26.717cm" svg:y="14.335cm">
          <text:p text:style-name="P1">songs</text:p>
          <text:p text:style-name="P1"/>
          <text:p text:style-name="P2">&lt;pk&gt; song_id: <text:tab/>TEXT</text:p>
          <text:p text:style-name="P2">title: <text:tab/><text:tab/><text:tab/>TEXT</text:p>
          <text:p text:style-name="P2">artist_id: <text:tab/><text:tab/>TEXT</text:p>
          <text:p text:style-name="P2">year: <text:tab/><text:tab/><text:tab/>INTEGER</text:p>
          <text:p text:style-name="P2">duration:<text:tab/><text:tab/><text:tab/>DECIMAL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8.573cm" svg:height="5.715cm" svg:x="2.905cm" svg:y="14.335cm">
          <text:p text:style-name="P1">artists</text:p>
          <text:p text:style-name="P1"/>
          <text:p text:style-name="P2">&lt;pk&gt; artist_id: <text:tab/>TEXT</text:p>
          <text:p text:style-name="P2">name: <text:tab/><text:tab/><text:tab/>TEXT</text:p>
          <text:p text:style-name="P2">location: <text:tab/><text:tab/><text:tab/>TEXT</text:p>
          <text:p text:style-name="P2">lattitude: <text:tab/><text:tab/>DECIMAL</text:p>
          <text:p text:style-name="P2">longitude:<text:tab/><text:tab/>DECIMAL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9.842cm" svg:height="7.62cm" svg:x="14.335cm" svg:y="24.177cm">
          <text:p text:style-name="P1">time</text:p>
          <text:p text:style-name="P1"/>
          <text:p text:style-name="P2">&lt;pk&gt; time_id: <text:tab/>BIGINT</text:p>
          <text:p text:style-name="P2">start_time: <text:tab/><text:tab/>TIMESTAMP</text:p>
          <text:p text:style-name="P2">hour: <text:tab/><text:tab/><text:tab/>INTEGER</text:p>
          <text:p text:style-name="P2">day: <text:tab/><text:tab/><text:tab/>INTEGER</text:p>
          <text:p text:style-name="P2">week:<text:tab/><text:tab/><text:tab/>INTEGER</text:p>
          <text:p text:style-name="P2">Month:<text:tab/><text:tab/><text:tab/>INTEGER</text:p>
          <text:p text:style-name="P2">Year:<text:tab/><text:tab/><text:tab/>INTEGER</text:p>
          <text:p text:style-name="P2">Weekday:<text:tab/><text:tab/>INTEG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478cm" svg:y1="17.192cm" svg:x2="14.335cm" svg:y2="17.192cm" draw:start-shape="id1" draw:start-glue-point="1" draw:end-shape="id2" draw:end-glue-point="3" svg:d="M11478 17192h2857" svg:viewBox="0 0 2858 1">
          <text:p/>
        </draw:connector>
        <draw:connector draw:style-name="gr5" draw:text-style-name="P1" draw:layer="layout" svg:x1="19.256cm" svg:y1="9.89cm" svg:x2="19.256cm" svg:y2="13.065cm" draw:start-shape="id3" draw:start-glue-point="2" draw:end-shape="id2" draw:end-glue-point="0" svg:d="M19256 9890v3175" svg:viewBox="0 0 1 3176">
          <text:p/>
        </draw:connector>
        <draw:connector draw:style-name="gr5" draw:text-style-name="P1" draw:layer="layout" svg:x1="19.256cm" svg:y1="21.32cm" svg:x2="19.256cm" svg:y2="24.177cm" draw:start-shape="id2" draw:start-glue-point="2" draw:end-shape="id4" draw:end-glue-point="0" svg:d="M19256 21320v2857" svg:viewBox="0 0 1 2858">
          <text:p/>
        </draw:connector>
        <draw:connector draw:style-name="gr5" draw:text-style-name="P1" draw:layer="layout" svg:x1="24.178cm" svg:y1="17.192cm" svg:x2="26.717cm" svg:y2="17.192cm" draw:start-shape="id2" draw:start-glue-point="1" draw:end-shape="id5" draw:end-glue-point="3" svg:d="M24178 17192h2539" svg:viewBox="0 0 2540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8T10:12:49.960000000</meta:creation-date>
    <dc:date>2022-03-28T10:35:19.481000000</dc:date>
    <meta:editing-duration>PT48S</meta:editing-duration>
    <meta:editing-cycles>1</meta:editing-cycles>
    <meta:generator>LibreOffice/7.2.4.1$Windows_X86_64 LibreOffice_project/27d75539669ac387bb498e35313b970b7fe9c4f9</meta:generator>
    <meta:document-statistic meta:object-count="9"/>
  </office:meta>
</office:document-meta>
</file>